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lucidatypewriter" svg:font-family="lucidatypewrit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16.999cm" table:align="margins"/>
    </style:style>
    <style:style style:name="Tabla1.A" style:family="table-column">
      <style:table-column-properties style:column-width="16.999cm" style:rel-column-width="65535*"/>
    </style:style>
    <style:style style:name="Tabla1.A1" style:family="table-cell">
      <style:table-cell-properties fo:padding="0.097cm" fo:border="0.002cm solid #000000"/>
    </style:style>
    <style:style style:name="Tabla2" style:family="table">
      <style:table-properties style:width="16.999cm" table:align="margins"/>
    </style:style>
    <style:style style:name="Tabla2.A" style:family="table-column">
      <style:table-column-properties style:column-width="16.999cm" style:rel-column-width="65535*"/>
    </style:style>
    <style:style style:name="Tabla2.A1" style:family="table-cell">
      <style:table-cell-properties fo:padding="0.097cm" fo:border="0.002cm solid #000000"/>
    </style:style>
    <style:style style:name="Tabla3" style:family="table">
      <style:table-properties style:width="16.999cm" table:align="margins"/>
    </style:style>
    <style:style style:name="Tabla3.A" style:family="table-column">
      <style:table-column-properties style:column-width="16.999cm" style:rel-column-width="65535*"/>
    </style:style>
    <style:style style:name="Tabla3.A1" style:family="table-cell">
      <style:table-cell-properties fo:padding="0.097cm" fo:border="0.002cm solid #000000"/>
    </style:style>
    <style:style style:name="Tabla4" style:family="table">
      <style:table-properties style:width="16.999cm" table:align="margins"/>
    </style:style>
    <style:style style:name="Tabla4.A" style:family="table-column">
      <style:table-column-properties style:column-width="16.999cm" style:rel-column-width="65535*"/>
    </style:style>
    <style:style style:name="Tabla4.A1" style:family="table-cell">
      <style:table-cell-properties fo:padding="0.097cm" fo:border="0.002cm solid #000000"/>
    </style:style>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02cm solid #000000"/>
    </style:style>
    <style:style style:name="Tabla6" style:family="table">
      <style:table-properties style:width="16.999cm" table:align="margins"/>
    </style:style>
    <style:style style:name="Tabla6.A" style:family="table-column">
      <style:table-column-properties style:column-width="16.999cm" style:rel-column-width="65535*"/>
    </style:style>
    <style:style style:name="Tabla6.A1" style:family="table-cell">
      <style:table-cell-properties fo:padding="0.097cm" fo:border="0.002cm solid #000000"/>
    </style:style>
    <style:style style:name="Tabla7" style:family="table">
      <style:table-properties style:width="16.999cm" table:align="margins"/>
    </style:style>
    <style:style style:name="Tabla7.A" style:family="table-column">
      <style:table-column-properties style:column-width="16.999cm" style:rel-column-width="65535*"/>
    </style:style>
    <style:style style:name="Tabla7.A1" style:family="table-cell">
      <style:table-cell-properties fo:padding="0.097cm" fo:border="0.002cm solid #000000"/>
    </style:style>
    <style:style style:name="Tabla8" style:family="table">
      <style:table-properties style:width="16.999cm" table:align="margins"/>
    </style:style>
    <style:style style:name="Tabla8.A" style:family="table-column">
      <style:table-column-properties style:column-width="16.999cm" style:rel-column-width="65535*"/>
    </style:style>
    <style:style style:name="Tabla8.A1" style:family="table-cell">
      <style:table-cell-properties fo:padding="0.097cm" fo:border="0.002cm solid #000000"/>
    </style:style>
    <style:style style:name="Tabla9" style:family="table">
      <style:table-properties style:width="16.999cm" table:align="margins"/>
    </style:style>
    <style:style style:name="Tabla9.A" style:family="table-column">
      <style:table-column-properties style:column-width="16.999cm" style:rel-column-width="65535*"/>
    </style:style>
    <style:style style:name="Tabla9.A1" style:family="table-cell">
      <style:table-cell-properties fo:padding="0.097cm" fo:border="0.002cm solid #000000"/>
    </style:style>
    <style:style style:name="Tabla10" style:family="table">
      <style:table-properties style:width="16.999cm" table:align="margins"/>
    </style:style>
    <style:style style:name="Tabla10.A" style:family="table-column">
      <style:table-column-properties style:column-width="16.999cm" style:rel-column-width="65535*"/>
    </style:style>
    <style:style style:name="Tabla10.A1" style:family="table-cell">
      <style:table-cell-properties fo:padding="0.097cm" fo:border="0.002cm solid #000000"/>
    </style:style>
    <style:style style:name="Tabla11" style:family="table">
      <style:table-properties style:width="16.999cm" table:align="margins"/>
    </style:style>
    <style:style style:name="Tabla11.A" style:family="table-column">
      <style:table-column-properties style:column-width="16.999cm" style:rel-column-width="65535*"/>
    </style:style>
    <style:style style:name="Tabla11.A1" style:family="table-cell">
      <style:table-cell-properties fo:padding="0.097cm" fo:border="0.002cm solid #000000"/>
    </style:style>
    <style:style style:name="Tabla12" style:family="table">
      <style:table-properties style:width="16.999cm" table:align="margins"/>
    </style:style>
    <style:style style:name="Tabla12.A" style:family="table-column">
      <style:table-column-properties style:column-width="16.999cm" style:rel-column-width="65535*"/>
    </style:style>
    <style:style style:name="Tabla12.A1" style:family="table-cell">
      <style:table-cell-properties fo:padding="0.097cm" fo:border="0.002cm solid #000000"/>
    </style:style>
    <style:style style:name="Tabla13" style:family="table">
      <style:table-properties style:width="16.999cm" table:align="margins"/>
    </style:style>
    <style:style style:name="Tabla13.A" style:family="table-column">
      <style:table-column-properties style:column-width="16.999cm" style:rel-column-width="65535*"/>
    </style:style>
    <style:style style:name="Tabla13.A1" style:family="table-cell">
      <style:table-cell-properties fo:padding="0.097cm" fo:border="0.002cm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justify" style:justify-single-word="false"/>
    </style:style>
    <style:style style:name="P3" style:family="paragraph" style:parent-style-name="Standard">
      <style:paragraph-properties style:text-autospace="none"/>
      <style:text-properties style:font-name="lucidatypewriter" fo:font-size="10pt" style:font-name-asian="lucidatypewriter" style:font-size-asian="10pt" style:font-name-complex="lucidatypewriter" style:font-size-complex="10pt"/>
    </style:style>
    <style:style style:name="P4" style:family="paragraph" style:parent-style-name="Standard">
      <style:paragraph-properties fo:text-align="start" style:justify-single-word="false"/>
      <style:text-properties style:font-name="lucidatypewriter" fo:font-size="10pt" style:font-name-asian="lucidatypewriter" style:font-size-asian="10pt" style:font-name-complex="lucidatypewriter" style:font-size-complex="10pt"/>
    </style:style>
    <style:style style:name="P5" style:family="paragraph" style:parent-style-name="Standard">
      <style:paragraph-properties fo:text-align="justify" style:justify-single-word="false"/>
      <style:text-properties style:font-name="lucidatypewriter" fo:font-size="10pt" style:font-name-asian="lucidatypewriter" style:font-size-asian="10pt" style:font-name-complex="lucidatypewriter" style:font-size-complex="10pt"/>
    </style:style>
    <style:style style:name="P6" style:family="paragraph" style:parent-style-name="Standard">
      <style:paragraph-properties style:text-autospace="none"/>
      <style:text-properties fo:color="#000000" style:font-name="lucidatypewriter" fo:font-size="10pt" style:font-name-asian="lucidatypewriter" style:font-size-asian="10pt" style:font-name-complex="lucidatypewriter" style:font-size-complex="10pt"/>
    </style:style>
    <style:style style:name="P7" style:family="paragraph" style:parent-style-name="Standard">
      <style:paragraph-properties style:text-autospace="none"/>
    </style:style>
    <style:style style:name="P8" style:family="paragraph" style:parent-style-name="Standard">
      <style:paragraph-properties fo:text-align="start" style:justify-single-word="false"/>
    </style:style>
    <style:style style:name="P9" style:family="paragraph" style:parent-style-name="Standard">
      <style:paragraph-properties style:text-autospace="none"/>
      <style:text-properties fo:color="#0000ff" style:font-name="lucidatypewriter" fo:font-size="10pt" style:font-name-asian="lucidatypewriter" style:font-size-asian="10pt" style:font-name-complex="lucidatypewriter" style:font-size-complex="10pt"/>
    </style:style>
    <style:style style:name="P10" style:family="paragraph" style:parent-style-name="Table_20_Contents">
      <style:paragraph-properties fo:text-align="justify" style:justify-single-word="false"/>
    </style:style>
    <style:style style:name="T1" style:family="text">
      <style:text-properties fo:color="#0000ff"/>
    </style:style>
    <style:style style:name="T2" style:family="text">
      <style:text-properties fo:color="#000000"/>
    </style:style>
    <style:style style:name="T3" style:family="text">
      <style:text-properties fo:color="#000000" style:font-name="lucidatypewriter" fo:font-size="10pt" style:font-name-asian="lucidatypewriter" style:font-size-asian="10pt" style:font-name-complex="lucidatypewriter" style:font-size-complex="10pt"/>
    </style:style>
    <style:style style:name="T4" style:family="text">
      <style:text-properties style:font-name="lucidatypewriter"/>
    </style:style>
    <style:style style:name="T5" style:family="text">
      <style:text-properties fo:font-size="10pt"/>
    </style:style>
    <style:style style:name="T6" style:family="text">
      <style:text-properties style:font-name-asian="lucidatypewriter"/>
    </style:style>
    <style:style style:name="T7" style:family="text">
      <style:text-properties style:font-size-asian="10pt"/>
    </style:style>
    <style:style style:name="T8" style:family="text">
      <style:text-properties style:font-name-complex="lucidatypewriter"/>
    </style:style>
    <style:style style:name="T9" style:family="text">
      <style:text-properties style:font-size-complex="10pt"/>
    </style:style>
    <style:style style:name="T10" style:family="text">
      <style:text-properties fo:color="#a020f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rea Computacional de Métodos Numéricos.</text:p>
      <text:p text:style-name="P1"/>
      <text:p text:style-name="P1"/>
      <text:p text:style-name="P1">Primera Parte</text:p>
      <text:p text:style-name="P1"/>
      <text:p text:style-name="P2"><text:tab/>Se establecen los distintos métodos de punto fijo, para los cuales se escribe una función por cada uno, de modo que se llama alguna de ellas para determinar el cero en cierta función determinada. La estructura es simple, primero se establece un punto de partida xo, luego se ingresa la función definida, luego la cantidad de iteraciones. El resultado de la función depende del método utilizado y la cantidad de iteraciones, algunos pueden resultar no convergentes o más lentos que otros.</text:p>
      <text:p text:style-name="P2"><text:tab/>Primero se establece la función Lf(x), su codigo es:</text:p>
      <table:table table:name="Tabla1" table:style-name="Tabla1">
        <table:table-column table:style-name="Tabla1.A"/>
        <table:table-row>
          <table:table-cell table:style-name="Tabla1.A1" office:value-type="string">
            <text:p text:style-name="P4"><text:span text:style-name="T1">function</text:span><text:span text:style-name="T2"> lfx=lefx(f)</text:span></text:p>
            <text:p text:style-name="P6"><text:s/></text:p>
            <text:p text:style-name="P6">g=diff(f);</text:p>
            <text:p text:style-name="P6">h=diff(g);</text:p>
            <text:p text:style-name="P7"><text:span text:style-name="T3">lfx=f*h/g;</text:span></text:p>
          </table:table-cell>
        </table:table-row>
      </table:table>
      <text:p text:style-name="P8"><text:span text:style-name="T2"/></text:p>
      <text:p text:style-name="P1"/>
      <text:p text:style-name="P2"/>
      <text:p text:style-name="P2"><text:tab/>A continuación el Codigo de cada método:</text:p>
      <text:p text:style-name="P2"/>
      <text:p text:style-name="P2">Método Newton</text:p>
      <text:p text:style-name="P2"/>
      <table:table table:name="Tabla2" table:style-name="Tabla2">
        <table:table-column table:style-name="Tabla2.A"/>
        <table:table-row>
          <table:table-cell table:style-name="Tabla2.A1" office:value-type="string">
            <text:p text:style-name="P5"><text:span text:style-name="T1">function</text:span><text:span text:style-name="T2"> Xc=newton(xo,f,n)</text:span></text:p>
            <text:p text:style-name="P6">g=diff(f);</text:p>
            <text:p text:style-name="P3"><text:span text:style-name="T2">syms </text:span><text:span text:style-name="T10">x</text:span><text:span text:style-name="T2">;</text:span></text:p>
            <text:p text:style-name="P6">x=xo;</text:p>
            <text:p text:style-name="P3"><text:span text:style-name="T1">for</text:span><text:span text:style-name="T2"> i=1:1:n</text:span></text:p>
            <text:p text:style-name="P6"><text:s text:c="4"/>fo=eval(f);</text:p>
            <text:p text:style-name="P6"><text:s text:c="4"/>go=eval(g);</text:p>
            <text:p text:style-name="P6"><text:s text:c="4"/>xo=x;</text:p>
            <text:p text:style-name="P3"><text:span text:style-name="T2"><text:s text:c="4"/>syms </text:span><text:span text:style-name="T10">x</text:span><text:span text:style-name="T2">;</text:span></text:p>
            <text:p text:style-name="P6"><text:s text:c="4"/>x=xo-fo/go;</text:p>
            <text:p text:style-name="P9">end</text:p>
            <text:p text:style-name="P7"><text:span text:style-name="T3">Xc=x;</text:span></text:p>
          </table:table-cell>
        </table:table-row>
      </table:table>
      <text:p text:style-name="P2"/>
      <text:p text:style-name="P2">Método <text:span text:style-name="T3">Schroder</text:span></text:p>
      <text:p text:style-name="P2"><text:span text:style-name="T3"/></text:p>
      <table:table table:name="Tabla3" table:style-name="Tabla3">
        <table:table-column table:style-name="Tabla3.A"/>
        <table:table-row>
          <table:table-cell table:style-name="Tabla3.A1" office:value-type="string">
            <text:p text:style-name="P5"><text:span text:style-name="T1">function</text:span><text:span text:style-name="T2"> sc=schroder(xo,f,n)</text:span></text:p>
            <text:p text:style-name="P6">g=diff(f);</text:p>
            <text:p text:style-name="P6">h=diff(h);</text:p>
            <text:p text:style-name="P3"><text:span text:style-name="T2">syms </text:span><text:span text:style-name="T10">x</text:span><text:span text:style-name="T2">;</text:span></text:p>
            <text:p text:style-name="P6">x=xo;</text:p>
            <text:p text:style-name="P3"><text:span text:style-name="T1">for</text:span><text:span text:style-name="T2"> i=1:1:n</text:span></text:p>
            <text:p text:style-name="P6"><text:s text:c="4"/>fo=eval(f);</text:p>
            <text:p text:style-name="P6"><text:s text:c="4"/>go=eval(g);</text:p>
            <text:p text:style-name="P6"><text:s text:c="4"/>ho=eval(h);</text:p>
            <text:p text:style-name="P6"><text:s text:c="4"/>xo=x;</text:p>
            <text:p text:style-name="P3"><text:span text:style-name="T2"><text:s text:c="4"/>syms </text:span><text:span text:style-name="T10">x</text:span><text:span text:style-name="T2">;</text:span></text:p>
            <text:p text:style-name="P6"><text:s text:c="4"/>x=xo-fo*go/(go^2-fo*ho);</text:p>
            <text:p text:style-name="P9">end</text:p>
            <text:p text:style-name="P6">sc=x;</text:p>
            <text:p text:style-name="P10"/>
          </table:table-cell>
        </table:table-row>
      </table:table>
      <text:p text:style-name="P2"><text:span text:style-name="T3"/></text:p>
      <text:p text:style-name="P2"><text:soft-page-break/>Método Whittaker</text:p>
      <text:p text:style-name="P2"/>
      <table:table table:name="Tabla4" table:style-name="Tabla4">
        <table:table-column table:style-name="Tabla4.A"/>
        <table:table-row>
          <table:table-cell table:style-name="Tabla4.A1" office:value-type="string">
            <text:p text:style-name="P5"><text:span text:style-name="T1">function</text:span><text:span text:style-name="T2"> wh=whittaker(xo,f,n)</text:span></text:p>
            <text:p text:style-name="P6">g=diff(f);</text:p>
            <text:p text:style-name="P6">h=diff(h);</text:p>
            <text:p text:style-name="P6">lfx=lefx(f);</text:p>
            <text:p text:style-name="P3"><text:span text:style-name="T2">syms </text:span><text:span text:style-name="T10">x</text:span><text:span text:style-name="T2">;</text:span></text:p>
            <text:p text:style-name="P6">x=xo;</text:p>
            <text:p text:style-name="P3"><text:span text:style-name="T1">for</text:span><text:span text:style-name="T2"> i=1:1:n</text:span></text:p>
            <text:p text:style-name="P6"><text:s text:c="4"/>fo=eval(f);</text:p>
            <text:p text:style-name="P6"><text:s text:c="4"/>go=eval(g);</text:p>
            <text:p text:style-name="P6"><text:s text:c="4"/>ho=eval(h);</text:p>
            <text:p text:style-name="P6"><text:s text:c="4"/>lfxo=eval(lfx);</text:p>
            <text:p text:style-name="P6"><text:s text:c="4"/>xo=x;</text:p>
            <text:p text:style-name="P3"><text:span text:style-name="T2"><text:s text:c="4"/>syms </text:span><text:span text:style-name="T10">x</text:span><text:span text:style-name="T2">;</text:span></text:p>
            <text:p text:style-name="P6"><text:s text:c="4"/>x=xo-(fo/(2*go))*(2-lfxo);</text:p>
            <text:p text:style-name="P9">end</text:p>
            <text:p text:style-name="P6">wh=x;</text:p>
            <text:p text:style-name="P10"/>
          </table:table-cell>
        </table:table-row>
      </table:table>
      <text:p text:style-name="P2"/>
      <text:p text:style-name="P2">Método Halley</text:p>
      <text:p text:style-name="P2"/>
      <table:table table:name="Tabla5" table:style-name="Tabla5">
        <table:table-column table:style-name="Tabla5.A"/>
        <table:table-row>
          <table:table-cell table:style-name="Tabla5.A1" office:value-type="string">
            <text:p text:style-name="P5"><text:span text:style-name="T1">function</text:span><text:span text:style-name="T2"> ha=halley(xo,f,n)</text:span></text:p>
            <text:p text:style-name="P6">g=diff(f);</text:p>
            <text:p text:style-name="P6">h=diff(h);</text:p>
            <text:p text:style-name="P3"><text:span text:style-name="T2">syms </text:span><text:span text:style-name="T10">x</text:span><text:span text:style-name="T2">;</text:span></text:p>
            <text:p text:style-name="P6">x=xo;</text:p>
            <text:p text:style-name="P3"><text:span text:style-name="T1">for</text:span><text:span text:style-name="T2"> i=1:1:n</text:span></text:p>
            <text:p text:style-name="P6"><text:s text:c="4"/>fo=eval(f);</text:p>
            <text:p text:style-name="P6"><text:s text:c="4"/>go=eval(g);</text:p>
            <text:p text:style-name="P6"><text:s text:c="4"/>ho=eval(h);</text:p>
            <text:p text:style-name="P6"><text:s text:c="4"/>xo=x;</text:p>
            <text:p text:style-name="P3"><text:span text:style-name="T2"><text:s text:c="4"/>syms </text:span><text:span text:style-name="T10">x</text:span><text:span text:style-name="T2">;</text:span></text:p>
            <text:p text:style-name="P6"><text:s text:c="4"/>x=xo-2*fo*go/(2*go^2 - fo*ho);</text:p>
            <text:p text:style-name="P9">end</text:p>
            <text:p text:style-name="P7"><text:span text:style-name="T3">ha=x;</text:span></text:p>
          </table:table-cell>
        </table:table-row>
      </table:table>
      <text:p text:style-name="P2"/>
      <text:p text:style-name="P2">Método Chebysev</text:p>
      <text:p text:style-name="P2"/>
      <table:table table:name="Tabla6" table:style-name="Tabla6">
        <table:table-column table:style-name="Tabla6.A"/>
        <table:table-row>
          <table:table-cell table:style-name="Tabla6.A1" office:value-type="string">
            <text:p text:style-name="P5"><text:span text:style-name="T1">function</text:span><text:span text:style-name="T2"> ch=chebysev(xo,f,n)</text:span></text:p>
            <text:p text:style-name="P6">g=diff(f);</text:p>
            <text:p text:style-name="P6">lfx=lefx(f);</text:p>
            <text:p text:style-name="P3"><text:span text:style-name="T2">syms </text:span><text:span text:style-name="T10">x</text:span><text:span text:style-name="T2">;</text:span></text:p>
            <text:p text:style-name="P6">x=xo;</text:p>
            <text:p text:style-name="P3"><text:span text:style-name="T1">for</text:span><text:span text:style-name="T2"> i=1:1:n</text:span></text:p>
            <text:p text:style-name="P6"><text:s text:c="4"/>fo=eval(f);</text:p>
            <text:p text:style-name="P6"><text:s text:c="4"/>go=eval(g);</text:p>
            <text:p text:style-name="P6"><text:s text:c="4"/>lfxo=eval(lfx);</text:p>
            <text:p text:style-name="P6"><text:s text:c="4"/>xo=x;</text:p>
            <text:p text:style-name="P3"><text:span text:style-name="T2"><text:s text:c="4"/>syms </text:span><text:span text:style-name="T10">x</text:span><text:span text:style-name="T2">;</text:span></text:p>
            <text:p text:style-name="P6"><text:s text:c="4"/>x=xo-(fo/go)*(1+lfxo/2);</text:p>
            <text:p text:style-name="P9">end</text:p>
            <text:p text:style-name="P6">ch=x;</text:p>
            <text:p text:style-name="P10"/>
          </table:table-cell>
        </table:table-row>
      </table:table>
      <text:p text:style-name="P2"/>
      <text:p text:style-name="P2"/>
      <text:p text:style-name="P2"/>
      <text:p text:style-name="P2"><text:soft-page-break/>Método SuperHalley</text:p>
      <text:p text:style-name="P2"/>
      <table:table table:name="Tabla7" table:style-name="Tabla7">
        <table:table-column table:style-name="Tabla7.A"/>
        <table:table-row>
          <table:table-cell table:style-name="Tabla7.A1" office:value-type="string">
            <text:p text:style-name="P5"><text:span text:style-name="T1">function</text:span><text:span text:style-name="T2"> sha=superhalley(xo,f,n)</text:span></text:p>
            <text:p text:style-name="P6">g=diff(f);</text:p>
            <text:p text:style-name="P6">lfx=lefx(f);</text:p>
            <text:p text:style-name="P3"><text:span text:style-name="T2">syms </text:span><text:span text:style-name="T10">x</text:span><text:span text:style-name="T2">;</text:span></text:p>
            <text:p text:style-name="P6">x=xo;</text:p>
            <text:p text:style-name="P3"><text:span text:style-name="T1">for</text:span><text:span text:style-name="T2"> i=1:1:n</text:span></text:p>
            <text:p text:style-name="P6"><text:s text:c="4"/>fo=eval(f);</text:p>
            <text:p text:style-name="P6"><text:s text:c="4"/>go=eval(g);</text:p>
            <text:p text:style-name="P6"><text:s text:c="4"/>lfxo=eval(lfx);</text:p>
            <text:p text:style-name="P6"><text:s text:c="4"/>xo=x;</text:p>
            <text:p text:style-name="P3"><text:span text:style-name="T2"><text:s text:c="4"/>syms </text:span><text:span text:style-name="T10">x</text:span></text:p>
            <text:p text:style-name="P6"><text:s text:c="4"/>x=xo-(fo/(2*go))*(2-lfxo)/(1-lfxo);</text:p>
            <text:p text:style-name="P9">end</text:p>
            <text:p text:style-name="P6">sha=x;</text:p>
            <text:p text:style-name="P10"/>
          </table:table-cell>
        </table:table-row>
      </table:table>
      <text:p text:style-name="P2"/>
      <text:p text:style-name="P2">Método Stirling</text:p>
      <text:p text:style-name="P2"/>
      <table:table table:name="Tabla8" table:style-name="Tabla8">
        <table:table-column table:style-name="Tabla8.A"/>
        <table:table-row>
          <table:table-cell table:style-name="Tabla8.A1" office:value-type="string">
            <text:p text:style-name="P5"><text:span text:style-name="T1">function</text:span><text:span text:style-name="T2"> st=stirling(xo,f,n)</text:span></text:p>
            <text:p text:style-name="P6">g=diff(f);</text:p>
            <text:p text:style-name="P6">lfx=lefx(f);</text:p>
            <text:p text:style-name="P3"><text:span text:style-name="T2">syms </text:span><text:span text:style-name="T10">x</text:span><text:span text:style-name="T2">;</text:span></text:p>
            <text:p text:style-name="P6">x=xo;</text:p>
            <text:p text:style-name="P3"><text:span text:style-name="T1">for</text:span><text:span text:style-name="T2"> i=1:1:n</text:span></text:p>
            <text:p text:style-name="P6"><text:s text:c="4"/>fo=eval(f);</text:p>
            <text:p text:style-name="P6"><text:s text:c="4"/>x1=xo;</text:p>
            <text:p text:style-name="P6"><text:s text:c="4"/>x=xo-fo;</text:p>
            <text:p text:style-name="P6"><text:s text:c="4"/>go=eval(g);</text:p>
            <text:p text:style-name="P6"><text:s text:c="4"/>lfxo=eval(lfx);</text:p>
            <text:p text:style-name="P6"><text:s text:c="4"/>xo=x1;</text:p>
            <text:p text:style-name="P3"><text:span text:style-name="T2"><text:s text:c="4"/>syms </text:span><text:span text:style-name="T10">x</text:span><text:span text:style-name="T2">;</text:span></text:p>
            <text:p text:style-name="P6"><text:s text:c="4"/>x=xo-(fo/go);</text:p>
            <text:p text:style-name="P9">end</text:p>
            <text:p text:style-name="P6">st=x;</text:p>
            <text:p text:style-name="P10"/>
          </table:table-cell>
        </table:table-row>
      </table:table>
      <text:p text:style-name="P2"/>
      <text:p text:style-name="P2"/>
      <text:p text:style-name="P2">Método Steffensen</text:p>
      <text:p text:style-name="P2"/>
      <table:table table:name="Tabla9" table:style-name="Tabla9">
        <table:table-column table:style-name="Tabla9.A"/>
        <table:table-row>
          <table:table-cell table:style-name="Tabla9.A1" office:value-type="string">
            <text:p text:style-name="P5"><text:span text:style-name="T1">function</text:span><text:span text:style-name="T2"> ste=steffensen(xo,f,n)</text:span></text:p>
            <text:p text:style-name="P3"><text:span text:style-name="T2">syms </text:span><text:span text:style-name="T10">x</text:span><text:span text:style-name="T2">;</text:span></text:p>
            <text:p text:style-name="P6">x=xo;</text:p>
            <text:p text:style-name="P3"><text:span text:style-name="T1">for</text:span><text:span text:style-name="T2"> i=1:1:n</text:span></text:p>
            <text:p text:style-name="P6"><text:s text:c="4"/>fo=eval(f);</text:p>
            <text:p text:style-name="P6"><text:s text:c="4"/>x1=xo;</text:p>
            <text:p text:style-name="P6"><text:s text:c="4"/>x=xo-fo;</text:p>
            <text:p text:style-name="P6"><text:s text:c="4"/>go=eval(f);</text:p>
            <text:p text:style-name="P6"><text:s text:c="4"/>lfxo=eval(lfx);</text:p>
            <text:p text:style-name="P6"><text:s text:c="4"/>xo=x1;</text:p>
            <text:p text:style-name="P3"><text:span text:style-name="T2"><text:s text:c="4"/>syms </text:span><text:span text:style-name="T10">x</text:span><text:span text:style-name="T2">;</text:span></text:p>
            <text:p text:style-name="P6"><text:s text:c="4"/>x=xo-(fo^2/(go-fo));</text:p>
            <text:p text:style-name="P9">end</text:p>
            <text:p text:style-name="P6">ste=x;</text:p>
            <text:p text:style-name="P10"/>
          </table:table-cell>
        </table:table-row>
      </table:table>
      <text:p text:style-name="P2"/>
      <text:p text:style-name="P2"><text:soft-page-break/>Método Punto Medio</text:p>
      <text:p text:style-name="P2"/>
      <table:table table:name="Tabla10" table:style-name="Tabla10">
        <table:table-column table:style-name="Tabla10.A"/>
        <table:table-row>
          <table:table-cell table:style-name="Tabla10.A1" office:value-type="string">
            <text:p text:style-name="P5"><text:span text:style-name="T1">function</text:span><text:span text:style-name="T2"> pm=puntomedio(xo,f,n)</text:span></text:p>
            <text:p text:style-name="P6">g=diff(f);</text:p>
            <text:p text:style-name="P3"><text:span text:style-name="T2">syms </text:span><text:span text:style-name="T10">x</text:span><text:span text:style-name="T2">;</text:span></text:p>
            <text:p text:style-name="P6">x=xo;</text:p>
            <text:p text:style-name="P3"><text:span text:style-name="T1">for</text:span><text:span text:style-name="T2"> i=1:1:n</text:span></text:p>
            <text:p text:style-name="P6"><text:s text:c="4"/>fo=eval(f);</text:p>
            <text:p text:style-name="P6"><text:s text:c="4"/>go=eval(f);</text:p>
            <text:p text:style-name="P6"><text:s text:c="4"/>x1=xo;</text:p>
            <text:p text:style-name="P6"><text:s text:c="4"/>x=xo-fo/(2*go);</text:p>
            <text:p text:style-name="P6"><text:s text:c="4"/>g1=eval(g);</text:p>
            <text:p text:style-name="P6"><text:s text:c="4"/>xo=x1;</text:p>
            <text:p text:style-name="P3"><text:span text:style-name="T2"><text:s text:c="4"/>syms </text:span><text:span text:style-name="T10">x</text:span><text:span text:style-name="T2">;</text:span></text:p>
            <text:p text:style-name="P6"><text:s text:c="4"/>x=xo-(fo^2/(go-fo));</text:p>
            <text:p text:style-name="P9">end</text:p>
            <text:p text:style-name="P6">pm=x;</text:p>
            <text:p text:style-name="P10"/>
          </table:table-cell>
        </table:table-row>
      </table:table>
      <text:p text:style-name="P2"/>
      <text:p text:style-name="P2">Método Trub-Ostrowsku</text:p>
      <text:p text:style-name="P2"/>
      <table:table table:name="Tabla11" table:style-name="Tabla11">
        <table:table-column table:style-name="Tabla11.A"/>
        <table:table-row>
          <table:table-cell table:style-name="Tabla11.A1" office:value-type="string">
            <text:p text:style-name="P5"><text:span text:style-name="T1">function</text:span><text:span text:style-name="T2"> to=traubostrowski(xo,f,n)</text:span></text:p>
            <text:p text:style-name="P6">g=diff(f);</text:p>
            <text:p text:style-name="P6">u=f/g;</text:p>
            <text:p text:style-name="P3"><text:span text:style-name="T2">syms </text:span><text:span text:style-name="T10">x</text:span><text:span text:style-name="T2">;</text:span></text:p>
            <text:p text:style-name="P6">x=xo;</text:p>
            <text:p text:style-name="P3"><text:span text:style-name="T1">for</text:span><text:span text:style-name="T2"> i=1:1:n</text:span></text:p>
            <text:p text:style-name="P6"><text:s text:c="4"/>fo=eval(f);</text:p>
            <text:p text:style-name="P6"><text:s text:c="4"/>go=eval(f);</text:p>
            <text:p text:style-name="P6"><text:s text:c="4"/>uo=eval(u);</text:p>
            <text:p text:style-name="P6"><text:s text:c="4"/>x1=xo;</text:p>
            <text:p text:style-name="P6"><text:s text:c="4"/>x=xo-uo;</text:p>
            <text:p text:style-name="P6"><text:s text:c="4"/>f1=eval(f);</text:p>
            <text:p text:style-name="P6"><text:s text:c="4"/>xo=x1;</text:p>
            <text:p text:style-name="P3"><text:span text:style-name="T2"><text:s text:c="4"/>syms </text:span><text:span text:style-name="T10">x</text:span><text:span text:style-name="T2">;</text:span></text:p>
            <text:p text:style-name="P6"><text:s text:c="4"/>x=xo-(fo/(2*go))**(f1-fo)/(2*f1-fo);</text:p>
            <text:p text:style-name="P9">end</text:p>
            <text:p text:style-name="P6">to=x;</text:p>
            <text:p text:style-name="P10"/>
          </table:table-cell>
        </table:table-row>
      </table:table>
      <text:p text:style-name="P2">Método Jarrat.</text:p>
      <table:table table:name="Tabla12" table:style-name="Tabla12">
        <table:table-column table:style-name="Tabla12.A"/>
        <table:table-row>
          <table:table-cell table:style-name="Tabla12.A1" office:value-type="string">
            <text:p text:style-name="P5"><text:span text:style-name="T1">function</text:span><text:span text:style-name="T2"> ja=jarrat(xo,f,n)</text:span></text:p>
            <text:p text:style-name="P6">g=diff(f);</text:p>
            <text:p text:style-name="P6">u=f/g;</text:p>
            <text:p text:style-name="P3"><text:span text:style-name="T2">syms </text:span><text:span text:style-name="T10">x</text:span><text:span text:style-name="T2">;</text:span></text:p>
            <text:p text:style-name="P6">x=xo;</text:p>
            <text:p text:style-name="P3"><text:span text:style-name="T1">for</text:span><text:span text:style-name="T2"> i=1:1:n</text:span></text:p>
            <text:p text:style-name="P6"><text:s text:c="4"/>fo=eval(f);</text:p>
            <text:p text:style-name="P6"><text:s text:c="4"/>go=eval(f);</text:p>
            <text:p text:style-name="P6"><text:s text:c="4"/>uo=eval(u);</text:p>
            <text:p text:style-name="P6"><text:s text:c="4"/>x1=xo;</text:p>
            <text:p text:style-name="P6"><text:s text:c="4"/>x=xo-(2/3)*uo;</text:p>
            <text:p text:style-name="P6"><text:s text:c="4"/>g1=eval(g);</text:p>
            <text:p text:style-name="P6"><text:s text:c="4"/>xo=x1;</text:p>
            <text:p text:style-name="P3"><text:span text:style-name="T2"><text:s text:c="4"/>syms </text:span><text:span text:style-name="T10">x</text:span><text:span text:style-name="T2">;</text:span></text:p>
            <text:p text:style-name="P6"><text:s text:c="4"/>x=xo-(.5)*u0-fo/(g0-3*g1);</text:p>
            <text:p text:style-name="P9">end</text:p>
            <text:p text:style-name="P6">ja=x;</text:p>
            <text:p text:style-name="P10"/>
          </table:table-cell>
        </table:table-row>
      </table:table>
      <text:p text:style-name="P2"><text:soft-page-break/>Método Newton Newton</text:p>
      <text:p text:style-name="P2"/>
      <table:table table:name="Tabla13" table:style-name="Tabla13">
        <table:table-column table:style-name="Tabla13.A"/>
        <table:table-row>
          <table:table-cell table:style-name="Tabla13.A1" office:value-type="string">
            <text:p text:style-name="P5"><text:span text:style-name="T1">function</text:span><text:span text:style-name="T2"> nn=newtonnewton(xo,f,n)</text:span></text:p>
            <text:p text:style-name="P6">g=diff(f);</text:p>
            <text:p text:style-name="P6">u=f/g;</text:p>
            <text:p text:style-name="P3"><text:span text:style-name="T2">syms </text:span><text:span text:style-name="T10">x</text:span><text:span text:style-name="T2">;</text:span></text:p>
            <text:p text:style-name="P6">x=xo;</text:p>
            <text:p text:style-name="P3"><text:span text:style-name="T1">for</text:span><text:span text:style-name="T2"> i=1:1:n</text:span></text:p>
            <text:p text:style-name="P6"><text:s text:c="4"/>fo=eval(f);</text:p>
            <text:p text:style-name="P6"><text:s text:c="4"/>go=eval(f);</text:p>
            <text:p text:style-name="P6"><text:s text:c="4"/>uo=eval(u);</text:p>
            <text:p text:style-name="P6"><text:s text:c="4"/>x1=xo;</text:p>
            <text:p text:style-name="P6"><text:s text:c="4"/>x=xo-uo;</text:p>
            <text:p text:style-name="P6"><text:s text:c="4"/>f1=eval(f);</text:p>
            <text:p text:style-name="P6"><text:s text:c="4"/>g1=eval(g);</text:p>
            <text:p text:style-name="P6"><text:s text:c="4"/>xo=x1;</text:p>
            <text:p text:style-name="P3"><text:span text:style-name="T2"><text:s text:c="4"/>syms </text:span><text:span text:style-name="T10">x</text:span><text:span text:style-name="T2">;</text:span></text:p>
            <text:p text:style-name="P6"><text:s text:c="4"/>x=xo-u0-f1/g1;</text:p>
            <text:p text:style-name="P9">end</text:p>
            <text:p text:style-name="P7"><text:span text:style-name="T3">nn=x;</text:span></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lucidatypewriter" svg:font-family="lucidatypewriter" style:font-family-generic="modern" style:font-pitch="fixed"/>
    <style:font-face style:name="Nimbus Roman No9 L" svg:font-family="'Nimbus Roman No9 L'" style:font-family-generic="roman" style:font-pitch="variable"/>
    <style:font-face style:name="Nimbus Sans L" svg:font-family="'Nimbus Sans 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CL"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s" fo:country="CL"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Cultura Chile</meta:initial-creator>
    <meta:creation-date>2008-10-21T17:53:33</meta:creation-date>
    <dc:creator>Cultura Chile</dc:creator>
    <dc:date>2008-10-21T18:05:28</dc:date>
    <meta:editing-cycles>1</meta:editing-cycles>
    <meta:editing-duration>PT11M55S</meta:editing-duration>
    <meta:user-defined meta:name="Información 1"/>
    <meta:user-defined meta:name="Información 2"/>
    <meta:user-defined meta:name="Información 3"/>
    <meta:user-defined meta:name="Información 4"/>
    <meta:document-statistic meta:table-count="13" meta:image-count="0" meta:object-count="0" meta:page-count="5" meta:paragraph-count="203" meta:word-count="699" meta:character-count="3149"/>
  </office:meta>
</office:document-meta>
</file>